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41" style:family="table-column">
      <style:table-column-properties fo:break-before="auto" style:column-width="228.5pt"/>
    </style:style>
    <style:style style:name="co42" style:family="table-column">
      <style:table-column-properties fo:break-before="auto" style:column-width="66.61pt"/>
    </style:style>
    <style:style style:name="co43" style:family="table-column">
      <style:table-column-properties fo:break-before="auto" style:column-width="78.8pt"/>
    </style:style>
    <style:style style:name="co44" style:family="table-column">
      <style:table-column-properties fo:break-before="auto" style:column-width="65.79pt"/>
    </style:style>
    <style:style style:name="co45" style:family="table-column">
      <style:table-column-properties fo:break-before="auto" style:column-width="64.15pt"/>
    </style:style>
    <style:style style:name="co46" style:family="table-column">
      <style:table-column-properties fo:break-before="auto" style:column-width="67.41pt"/>
    </style:style>
    <style:style style:name="co47" style:family="table-column">
      <style:table-column-properties fo:break-before="auto" style:column-width="51.99pt"/>
    </style:style>
    <style:style style:name="co48" style:family="table-column">
      <style:table-column-properties fo:break-before="auto" style:column-width="55.25pt"/>
    </style:style>
    <style:style style:name="co4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50" style:family="table-column">
      <style:table-column-properties fo:break-before="auto" style:column-width="356.91pt"/>
    </style:style>
    <style:style style:name="co51" style:family="table-column">
      <style:table-column-properties fo:break-before="auto" style:column-width="349.65pt"/>
    </style:style>
    <style:style style:name="co52" style:family="table-column">
      <style:table-column-properties fo:break-before="auto" style:column-width="49.01pt"/>
    </style:style>
    <style:style style:name="co53" style:family="table-column">
      <style:table-column-properties fo:break-before="auto" style:column-width="330.55pt"/>
    </style:style>
    <style:style style:name="co54" style:family="table-column">
      <style:table-column-properties fo:break-before="auto" style:column-width="56.3pt"/>
    </style:style>
    <style:style style:name="co55" style:family="table-column">
      <style:table-column-properties fo:break-before="auto" style:column-width="257.3pt"/>
    </style:style>
    <style:style style:name="co56" style:family="table-column">
      <style:table-column-properties fo:break-before="auto" style:column-width="253.45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1" table:default-cell-style-name="ce81"/>
        <table:table-column table:style-name="co42" table:default-cell-style-name="ce81"/>
        <table:table-column table:style-name="co43" table:default-cell-style-name="ce81"/>
        <table:table-column table:style-name="co44" table:default-cell-style-name="ce101"/>
        <table:table-column table:style-name="co45" table:default-cell-style-name="ce81"/>
        <table:table-column table:style-name="co46" table:default-cell-style-name="ce81"/>
        <table:table-column table:style-name="co47" table:default-cell-style-name="ce81"/>
        <table:table-column table:style-name="co48" table:default-cell-style-name="ce81"/>
        <table:table-column table:style-name="co49" table:number-columns-repeated="12" table:default-cell-style-name="ce81"/>
        <table:table-row table:style-name="ro1">
          <table:table-cell table:style-name="ce68" office:value-type="string" calcext:value-type="string">
            <text:p>Hero</text:p>
          </table:table-cell>
          <table:table-cell table:style-name="ce82" office:value-type="string" calcext:value-type="string">
            <text:p>1 level</text:p>
          </table:table-cell>
          <table:table-cell table:style-name="ce82" office:value-type="string" calcext:value-type="string">
            <text:p>2 level</text:p>
          </table:table-cell>
          <table:table-cell table:style-name="ce100" office:value-type="string" calcext:value-type="string">
            <text:p>3 level</text:p>
          </table:table-cell>
          <table:table-cell table:style-name="ce100" office:value-type="string" calcext:value-type="string">
            <text:p>4 level</text:p>
          </table:table-cell>
          <table:table-cell table:style-name="ce100" office:value-type="string" calcext:value-type="string">
            <text:p>5 level</text:p>
          </table:table-cell>
          <table:table-cell table:style-name="ce100" office:value-type="string" calcext:value-type="string">
            <text:p>6 level</text:p>
          </table:table-cell>
          <table:table-cell table:style-name="ce100" office:value-type="string" calcext:value-type="string">
            <text:p>7 level</text:p>
          </table:table-cell>
          <table:table-cell table:style-name="ce100" office:value-type="string" calcext:value-type="string">
            <text:p>8 level</text:p>
          </table:table-cell>
          <table:table-cell table:style-name="ce100" office:value-type="string" calcext:value-type="string">
            <text:p>9 level</text:p>
          </table:table-cell>
          <table:table-cell table:style-name="ce100" office:value-type="string" calcext:value-type="string">
            <text:p>10 level</text:p>
          </table:table-cell>
          <table:table-cell table:style-name="ce100" office:value-type="string" calcext:value-type="string">
            <text:p>11 level</text:p>
          </table:table-cell>
          <table:table-cell table:style-name="ce100" office:value-type="string" calcext:value-type="string">
            <text:p>12 level</text:p>
          </table:table-cell>
          <table:table-cell table:style-name="ce100" office:value-type="string" calcext:value-type="string">
            <text:p>13 level</text:p>
          </table:table-cell>
          <table:table-cell table:style-name="ce100" office:value-type="string" calcext:value-type="string">
            <text:p>14 level</text:p>
          </table:table-cell>
          <table:table-cell table:style-name="ce100" office:value-type="string" calcext:value-type="string">
            <text:p>15 level</text:p>
          </table:table-cell>
          <table:table-cell table:style-name="ce100" office:value-type="string" calcext:value-type="string">
            <text:p>16 level</text:p>
          </table:table-cell>
          <table:table-cell table:style-name="ce100" office:value-type="string" calcext:value-type="string">
            <text:p>18 level</text:p>
          </table:table-cell>
          <table:table-cell table:style-name="ce100" office:value-type="string" calcext:value-type="string">
            <text:p>20 level</text:p>
          </table:table-cell>
          <table:table-cell table:style-name="ce100" office:value-type="string" calcext:value-type="string">
            <text:p>25 level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juggernau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ursa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death_prophe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bristlebac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ch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nevermor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5" office:value-type="string" calcext:value-type="string">
            <text:p><text:s text:c="2"/>npc_dota_hero_razo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skeleton_king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4" office:value-type="string" calcext:value-type="string">
            <text:p>npc_dota_hero_snip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71"/>
        <table:table-column table:style-name="co31" table:default-cell-style-name="ce71"/>
        <table:table-column table:style-name="co32" table:default-cell-style-name="ce71"/>
        <table:table-column table:style-name="co33" table:default-cell-style-name="ce71"/>
        <table:table-column table:style-name="co34" table:default-cell-style-name="ce71"/>
        <table:table-column table:style-name="co35" table:default-cell-style-name="ce71"/>
        <table:table-column table:style-name="co36" table:default-cell-style-name="ce71"/>
        <table:table-column table:style-name="co33" table:default-cell-style-name="ce71"/>
        <table:table-column table:style-name="co32" table:default-cell-style-name="ce71"/>
        <table:table-column table:style-name="co37" table:default-cell-style-name="ce71"/>
        <table:table-column table:style-name="co38" table:default-cell-style-name="ce71"/>
        <table:table-column table:style-name="co39" table:default-cell-style-name="ce71"/>
        <table:table-column table:style-name="co40" table:default-cell-style-name="ce71"/>
        <table:table-column table:style-name="co50" table:default-cell-style-name="ce71"/>
        <table:table-column table:style-name="co32" table:default-cell-style-name="ce71"/>
        <table:table-column table:style-name="co51" table:default-cell-style-name="ce71"/>
        <table:table-column table:style-name="co52" table:default-cell-style-name="ce71"/>
        <table:table-column table:style-name="co53" table:default-cell-style-name="ce103"/>
        <table:table-column table:style-name="co54" table:default-cell-style-name="ce103"/>
        <table:table-column table:style-name="co55" table:default-cell-style-name="ce71"/>
        <table:table-column table:style-name="co38" table:default-cell-style-name="ce64"/>
        <table:table-column table:style-name="co56" table:default-cell-style-name="ce71"/>
        <table:table-column table:style-name="co57" table:default-cell-style-name="ce71"/>
        <table:table-column table:style-name="co58" table:default-cell-style-name="ce71"/>
        <table:table-column table:style-name="co10" table:default-cell-style-name="ce71"/>
        <table:table-column table:style-name="co10" table:number-columns-repeated="999" table:default-cell-style-name="ce91"/>
        <table:table-row table:style-name="ro1">
          <table:table-cell table:style-name="ce58" office:value-type="string" calcext:value-type="string">
            <text:p>Skill Name</text:p>
          </table:table-cell>
          <table:table-cell table:style-name="ce72" office:value-type="string" calcext:value-type="string" table:number-columns-spanned="2" table:number-rows-spanned="1">
            <text:p>Any Mod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Team Fight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TEAM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PUSH_TOWER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ATTACK</text:p>
          </table:table-cell>
          <table:covered-table-cell table:style-name="ce102"/>
          <table:table-cell table:style-name="ce72" office:value-type="string" calcext:value-type="string" table:number-columns-spanned="2" table:number-rows-spanned="1">
            <text:p>BOT_MODE_LANING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BOT_MODE_ROSHAN 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FAR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TOWER</text:p>
          </table:table-cell>
          <table:covered-table-cell table:style-name="ce107"/>
          <table:table-cell table:style-name="ce102" office:value-type="string" calcext:value-type="string" table:number-columns-spanned="2" table:number-rows-spanned="1">
            <text:p>BOT_MODE_RETREAT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ALLY</text:p>
          </table:table-cell>
          <table:covered-table-cell table:style-name="ce102"/>
          <table:table-cell table:number-columns-repeated="999"/>
        </table:table-row>
        <table:table-row table:style-name="ro1">
          <table:table-cell table:style-name="ce59" office:value-type="string" calcext:value-type="string">
            <text:p>crystal_maiden_crystal_nova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three_and_more_creeps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9" calcext:value-type="float">
            <text:p>0.9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crystal_maiden_frostbite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61" office:value-type="string" calcext:value-type="string">
            <text:p>crystal_maiden_freezing_field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6" table:number-columns-repeated="2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frost_arrows </text:p>
          </table:table-cell>
          <table:table-cell table:style-name="ce64" office:value-type="string" calcext:value-type="string">
            <text:p>toggle_on_attack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7"/>
          <table:table-cell table:style-name="ce76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wave_of_silence </text:p>
          </table:table-cell>
          <table:table-cell table:style-name="ce64" table:number-columns-repeated="2"/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trueshot </text:p>
          </table:table-cell>
          <table:table-cell table:style-name="ce64" table:number-columns-repeated="2"/>
          <table:table-cell table:style-name="ce64" office:value-type="string" calcext:value-type="string">
            <text:p>three_and_more_ally_creep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79" office:value-type="string" calcext:value-type="string">
            <text:p>three_and_more_ally_creeps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three_and_more_ally_creeps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blade_fury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aoe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office:value-type="string" calcext:value-type="string">
            <text:p>low_hp_self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healing_ward </text:p>
          </table:table-cell>
          <table:table-cell table:style-name="ce64" office:value-type="string" calcext:value-type="string">
            <text:p>low_hp_self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string" calcext:value-type="string">
            <text:p>low_hp_all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table:number-columns-repeated="2"/>
          <table:table-cell table:style-name="ce79" office:value-type="string" calcext:value-type="string">
            <text:p>low_hp_ally_hero</text:p>
          </table:table-cell>
          <table:table-cell table:style-name="ce79" table:number-columns-repeated="5"/>
          <table:table-cell table:style-name="ce73" table:number-columns-repeated="4"/>
          <table:table-cell table:style-name="ce98" table:number-columns-repeated="2"/>
          <table:table-cell table:style-name="ce73" table:number-columns-repeated="4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omni_slas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ether_shock 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voodoo 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4" calcext:value-type="float">
            <text:p>0.4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shackles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90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6"/>
          <table:table-cell table:style-name="ce73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mass_serpent_ward 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table:number-columns-repeated="4"/>
          <table:table-cell table:style-name="ce79" office:value-type="string" calcext:value-type="string">
            <text:p>min_hp_enemy_building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/>
          <table:table-cell table:style-name="ce77" office:value-type="float" office:value="0.9" calcext:value-type="float">
            <text:p>0.9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arthshock 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three_and_more_enemy_heroes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three_and_more_enemy_heroes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three_and_more_enemy_heroes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enemy_heroes_aoe</text:p>
          </table:table-cell>
          <table:table-cell table:style-name="ce73" office:value-type="float" office:value="0.6" calcext:value-type="float">
            <text:p>0.6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ursa_overpower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nrage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1" office:value-type="string" calcext:value-type="string">
            <text:p>skeleton_king_hellfire_blast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shrapnel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office:value-type="string" calcext:value-type="string">
            <text:p>three_and_more_creeps</text:p>
          </table:table-cell>
          <table:table-cell table:style-name="ce79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assassinat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lion_impal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8" calcext:value-type="float">
            <text:p>0.8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voodoo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mana_drain</text:p>
          </table:table-cell>
          <table:table-cell table:style-name="ce64" table:number-columns-repeated="4"/>
          <table:table-cell table:style-name="ce79" table:number-columns-repeated="4"/>
          <table:table-cell table:style-name="ce80" table:number-columns-repeated="2"/>
          <table:table-cell table:style-name="ce79" office:value-type="string" calcext:value-type="string">
            <text:p>use_on_attack_enemy_with_mana_when_low_mp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98" office:value-type="string" calcext:value-type="string">
            <text:p>use_on_attack_enemy_with_mana_when_low_mp</text:p>
          </table:table-cell>
          <table:table-cell table:style-name="ce98" office:value-type="float" office:value="0.7" calcext:value-type="float">
            <text:p>0.7</text:p>
          </table:table-cell>
          <table:table-cell table:style-name="ce73"/>
          <table:table-cell table:style-name="ce77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2" office:value-type="string" calcext:value-type="string">
            <text:p>lion_finger_of_deat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2"/>
          <table:table-cell table:style-name="ce64" table:number-columns-repeated="4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1:42:53.625863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6T12:05:05.591483223</dc:date>
    <meta:editing-duration>PT22H12M35S</meta:editing-duration>
    <meta:editing-cycles>1024</meta:editing-cycles>
    <meta:document-statistic meta:table-count="6" meta:cell-count="1571" meta:object-count="0"/>
  </office:meta>
</office:document-meta>
</file>